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739df"/>
    </style:style>
    <style:style style:name="P2" style:family="paragraph" style:parent-style-name="Standard">
      <style:paragraph-properties fo:text-align="end" style:justify-single-word="false" style:writing-mode="rl-tb"/>
      <style:text-properties officeooo:paragraph-rsid="000df433"/>
    </style:style>
    <style:style style:name="P3" style:family="paragraph" style:parent-style-name="Standard">
      <style:paragraph-properties fo:text-align="end" style:justify-single-word="false" style:writing-mode="rl-tb"/>
      <style:text-properties officeooo:paragraph-rsid="001a637d"/>
    </style:style>
    <style:style style:name="P4" style:family="paragraph" style:parent-style-name="Standard">
      <style:paragraph-properties fo:text-align="end" style:justify-single-word="false" style:writing-mode="rl-tb"/>
      <style:text-properties officeooo:paragraph-rsid="001d5051"/>
    </style:style>
    <style:style style:name="P5" style:family="paragraph" style:parent-style-name="Standard">
      <style:paragraph-properties fo:text-align="end" style:justify-single-word="false" style:writing-mode="rl-tb"/>
      <style:text-properties officeooo:rsid="00073f29" officeooo:paragraph-rsid="00073f29"/>
    </style:style>
    <style:style style:name="P6" style:family="paragraph" style:parent-style-name="Standard">
      <style:paragraph-properties fo:text-align="end" style:justify-single-word="false" style:writing-mode="rl-tb"/>
      <style:text-properties officeooo:rsid="0008cfcf" officeooo:paragraph-rsid="0008cfcf"/>
    </style:style>
    <style:style style:name="P7" style:family="paragraph" style:parent-style-name="Standard">
      <style:paragraph-properties fo:text-align="end" style:justify-single-word="false" style:writing-mode="rl-tb"/>
      <style:text-properties officeooo:rsid="001efde2" officeooo:paragraph-rsid="001efde2"/>
    </style:style>
    <style:style style:name="P8" style:family="paragraph" style:parent-style-name="Standard">
      <style:paragraph-properties fo:text-align="end" style:justify-single-word="false" style:writing-mode="rl-tb"/>
      <style:text-properties officeooo:rsid="0021ed0a" officeooo:paragraph-rsid="00247a0e"/>
    </style:style>
    <style:style style:name="P9"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10"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11" style:family="paragraph" style:parent-style-name="Standard">
      <style:paragraph-properties fo:text-align="end" style:justify-single-word="false" style:writing-mode="rl-tb"/>
      <style:text-properties officeooo:paragraph-rsid="00250ecf"/>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1ed0a" style:font-size-asian="11pt" style:font-style-asian="normal" style:font-weight-asian="normal"/>
    </style:style>
    <style:style style:name="T22" style:family="text">
      <style:text-properties style:font-name="Liberation Mono" fo:font-size="11pt" fo:font-style="normal" fo:font-weight="normal" officeooo:rsid="0026b05e" style:font-size-asian="11pt" style:font-style-asian="normal" style:font-weight-asian="normal"/>
    </style:style>
    <style:style style:name="T23" style:family="text">
      <style:text-properties style:font-name="Liberation Mono" fo:font-size="11pt" fo:font-style="normal" fo:font-weight="normal" officeooo:rsid="0026c598" style:font-size-asian="11pt" style:font-style-asian="normal" style:font-weight-asian="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יכום המאמר השמת נוסעים בנסיעות שיתופיות עפ"י החשיבות הסביבתי</text:span><text:span text:style-name="T2">ת,</text:span></text:p>
      <text:p text:style-name="P5">שנכתב ע"י ד"ר חייה לוינגר, ד"ר נועם חזון וד"ר עמוס עזריה מאוניברסיטת אריאל.</text:p>
      <text:p text:style-name="P5"/>
      <text:p text:style-name="P7">מבוא:</text:p>
      <text:p text:style-name="P6">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2"><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3"><text:span text:style-name="T9">המאמר מראה שהבעיה היא קשה חישובית לכל</text:span><text:span text:style-name="T11"> </text:span><text:span text:style-name="T10"><draw:frame draw:style-name="fr2"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1"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1"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1"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9">עפ"י המאמר, נושא פתרון בעית איחודים תלוי חברה שיך לשדה הרכבות האיחודים החברתים, שהוא שיך לחקר של מערכות מרובות סוכנים.</text:p>
      <text:p text:style-name="P10"/>
      <text:p text:style-name="P4"><text:span text:style-name="T17">על מנת למקם בהקשר המתאים, </text:span><text:span text:style-name="T15">ה</text:span><text:span text:style-name="T17">מאמר מתחיל מתיאור כללי של בעיות ניתוב רכבים ובעיות תזמון שהוצגו לראשונה </text:span><text:span text:style-name="T16">ב [Dantzig and Ramser, 1959].</text:span></text:p>
      <text:p text:style-name="P4"><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 </text:span><text:span text:style-name="T18">במקרה זה ההתיחסות היא עבור הסקר המקיף [Parragh et al., 2008a], סוג זה של בעיות מוגדרות שם כבעיות ניתוב רכבים עם גרירה אחורית.</text:span></text:p>
      <text:p text:style-name="P8"><text:span text:style-name="T18">ס</text:span><text:span text:style-name="T10">קר אחר, יותר עדכני, גם כן מגדיר שיטה לסיווג הגרסאות השונות לבעית ניתוב הרכבים לפי 11 קריטריונים, שמוצג ע"י [Psaraftis et al., 2016].</text:span></text:p>
      <text:p text:style-name="P11"><text:soft-page-break/><text:span text:style-name="T21"><text:s/></text:span><text:span text:style-name="T19">סוג נוסף של בעיות שמוצג ע"י [Parragh et al., 2008b]</text:span><text:span text:style-name="T18"> </text:span><text:span text:style-name="T19">הן בעיות ניתוב רכבים עם איסוף והובלה של משלוחים. </text:span></text:p>
      <text:p text:style-name="P11"><text:span text:style-name="T20">מבעיות אלה, נובעת תת קבוצה נוספת של בעיות הנקראת בעיות משלוח בחיוג, בהן המוצר המועבר זה הנוסע עם נקודות איסוף ומשלוח משויכות. בעיות אלה פורסמו לראשונה ע"י</text:span></text:p>
      <text:p text:style-name="P11"><text:span text:style-name="T20">[Cordeau and Laporte, 2003]. </text:span><text:span text:style-name="T22">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3">כלומר בעיות אלה מצריכות לדעת גם את רמת שביעות הרצון של המשתמש. המאמר מפנה גם לסקר של [Molenbruch et al., 2017] שבו גם ניתן לראות את ההבחנה הזאת.</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06:51:30.949084439</dc:date>
    <meta:editing-duration>PT1H6M3S</meta:editing-duration>
    <meta:editing-cycles>15</meta:editing-cycles>
    <meta:generator>LibreOffice/6.4.7.2$Linux_X86_64 LibreOffice_project/40$Build-2</meta:generator>
    <meta:document-statistic meta:table-count="0" meta:image-count="4" meta:object-count="0" meta:page-count="2" meta:paragraph-count="13" meta:word-count="612" meta:character-count="3482" meta:non-whitespace-character-count="2880"/>
  </office:meta>
</office:document-meta>
</file>